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09in"/>
    </style:style>
    <style:style style:name="co3" style:family="table-column">
      <style:table-column-properties fo:break-before="auto" style:column-width="0.3319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2.0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22"/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_PFR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ansistor 305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formula="of:=SUM([.H3:.H15])" office:value-type="float" office:value="0.580416099999997" calcext:value-type="float">
            <text:p>0.5804161</text:p>
          </table:table-cell>
          <table:table-cell table:formula="of:=SQRT(SUM([.I4:.I12]))" office:value-type="float" office:value="0.858106869801192" calcext:value-type="float">
            <text:p>0.8581068698</text:p>
          </table:table-cell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otenc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.022" calcext:value-type="float">
            <text:p>8.022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Fonte +</text:p>
          </table:table-cell>
          <table:table-cell table:formula="of:=-[.B4]*[.B11]" office:value-type="float" office:value="-9.06486" calcext:value-type="float">
            <text:p>-9.06486</text:p>
          </table:table-cell>
          <table:table-cell table:formula="of:=[.B4]*[.D11]+[.B11]*[.D4]" office:value-type="float" office:value="0.17174" calcext:value-type="float">
            <text:p>0.17174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.006" calcext:value-type="float">
            <text:p>-8.006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Fonte -</text:p>
          </table:table-cell>
          <table:table-cell table:formula="of:=[.B5]* [.B12]" office:value-type="float" office:value="-15.05128" calcext:value-type="float">
            <text:p>-15.05128</text:p>
          </table:table-cell>
          <table:table-cell table:formula="of:=ABS([.B5]*[.D12])+[.B12]*[.D5]" office:value-type="float" office:value="0.17892" calcext:value-type="float">
            <text:p>0.17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1</text:p>
          </table:table-cell>
          <table:table-cell table:formula="of:=[.B8]^2/10" office:value-type="float" office:value="0.1679616" calcext:value-type="float">
            <text:p>0.1679616</text:p>
          </table:table-cell>
          <table:table-cell table:formula="of:=ABS(2*[.B8]*[.D8]/10)" office:value-type="float" office:value="0.0002592" calcext:value-type="float">
            <text:p>0.00025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574" calcext:value-type="float">
            <text:p>-0.57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2</text:p>
          </table:table-cell>
          <table:table-cell table:formula="of:=[.B9]^2/10" office:value-type="float" office:value="5.2606009" calcext:value-type="float">
            <text:p>5.2606009</text:p>
          </table:table-cell>
          <table:table-cell table:formula="of:=ABS(2*[.B9]*[.D9]/10)" office:value-type="float" office:value="0.0014506" calcext:value-type="float">
            <text:p>0.00145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296" calcext:value-type="float">
            <text:p>-1.29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3</text:p>
          </table:table-cell>
          <table:table-cell table:formula="of:=([.B6]-[.B7])^2/10" office:value-type="float" office:value="0.0023716" calcext:value-type="float">
            <text:p>0.0023716</text:p>
          </table:table-cell>
          <table:table-cell table:formula="of:=2*([.B6]-[.B7])*([.D6]+[.D7])/10" office:value-type="float" office:value="0.0000924" calcext:value-type="float">
            <text:p>0.00009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253" calcext:value-type="float">
            <text:p>-7.253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Q1</text:p>
          </table:table-cell>
          <table:table-cell table:formula="of:=([.B4]-[.B8])*[.B11]" office:value-type="float" office:value="10.52934" calcext:value-type="float">
            <text:p>10.52934</text:p>
          </table:table-cell>
          <table:table-cell table:formula="of:=([.B4]-[.B8])*[.D11]+([.D4]+[.D8])*[.B11]" office:value-type="float" office:value="0.19879" calcext:value-type="float">
            <text:p>0.19879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Q2</text:p>
          </table:table-cell>
          <table:table-cell table:formula="of:=([.B8]-[.B5])*[.B13]" office:value-type="float" office:value="8.2533" calcext:value-type="float">
            <text:p>8.2533</text:p>
          </table:table-cell>
          <table:table-cell table:formula="of:=([.B8]-[.B5])*[.D13]+([.D8]+[.D5])*[.B13]" office:value-type="float" office:value="0.14773" calcext:value-type="float">
            <text:p>0.147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Q3</text:p>
          </table:table-cell>
          <table:table-cell table:formula="of:=([.B9]-[.B5])*([.B12]-[.B13])" office:value-type="float" office:value="0.48945" calcext:value-type="float">
            <text:p>0.48945</text:p>
          </table:table-cell>
          <table:table-cell table:formula="of:=([.B9]-[.B5])*([.D12]+[.D13])+([.D9]+[.D5])*([.B12]-[.B13])" office:value-type="float" office:value="0.03727" calcext:value-type="float">
            <text:p>0.037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S</text:p>
          </table:table-cell>
          <table:table-cell table:formula="of:=[.B6]*([.B6]-[.B7])/10" office:value-type="float" office:value="-0.006468" calcext:value-type="float">
            <text:p>-0.006468</text:p>
          </table:table-cell>
          <table:table-cell table:formula="of:=ABS((2*[.B6]-[.B7])*[.D6]/10)+ABS([.B6]*[.D7]/10)" office:value-type="float" office:value="0.0000952" calcext:value-type="float">
            <text:p>0.00009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imulaçao!!!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formula="of:=SUM([.H19:.H32])" office:value-type="float" office:value="-0.0124721000000028" calcext:value-type="float">
            <text:p>-0.0124721</text:p>
          </table:table-cell>
          <table:table-cell/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otenc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Fonte +</text:p>
          </table:table-cell>
          <table:table-cell table:formula="of:=-[.B19]*[.B26]" office:value-type="float" office:value="-5.792" calcext:value-type="float">
            <text:p>-5.792</text:p>
          </table:table-cell>
          <table:table-cell table:formula="of:=[.B19]*[.D26]+[.B26]*[.D19]" office:value-type="float" office:value="0.16724" calcext:value-type="float">
            <text:p>0.16724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Fonte -</text:p>
          </table:table-cell>
          <table:table-cell table:formula="of:=[.B20]* [.B27]" office:value-type="float" office:value="-12.592" calcext:value-type="float">
            <text:p>-12.592</text:p>
          </table:table-cell>
          <table:table-cell table:formula="of:=ABS([.B20]*[.D27])+[.B27]*[.D20]" office:value-type="float" office:value="0.17574" calcext:value-type="float">
            <text:p>0.175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365" calcext:value-type="float">
            <text:p>-0.365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1</text:p>
          </table:table-cell>
          <table:table-cell table:formula="of:=[.B23]^2/10" office:value-type="float" office:value="0.1320201" calcext:value-type="float">
            <text:p>0.1320201</text:p>
          </table:table-cell>
          <table:table-cell table:formula="of:=ABS(2*[.B23]*[.D23]/10)" office:value-type="float" office:value="0.0002298" calcext:value-type="float">
            <text:p>0.00022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438" calcext:value-type="float">
            <text:p>-0.438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2</text:p>
          </table:table-cell>
          <table:table-cell table:formula="of:=[.B24]^2/10" office:value-type="float" office:value="5.2925625" calcext:value-type="float">
            <text:p>5.2925625</text:p>
          </table:table-cell>
          <table:table-cell table:formula="of:=ABS(2*[.B24]*[.D24]/10)" office:value-type="float" office:value="0.001455" calcext:value-type="float">
            <text:p>0.0014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149" calcext:value-type="float">
            <text:p>-1.149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3</text:p>
          </table:table-cell>
          <table:table-cell table:formula="of:=([.B21]-[.B22])^2/10" office:value-type="float" office:value="0.0005329" calcext:value-type="float">
            <text:p>0.0005329</text:p>
          </table:table-cell>
          <table:table-cell table:formula="of:=2*([.B21]-[.B22])*([.D21]+[.D22])/10"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275" calcext:value-type="float">
            <text:p>-7.275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Q1</text:p>
          </table:table-cell>
          <table:table-cell table:formula="of:=([.B19]-[.B23])*[.B26]" office:value-type="float" office:value="6.623876" calcext:value-type="float">
            <text:p>6.623876</text:p>
          </table:table-cell>
          <table:table-cell table:formula="of:=([.B19]-[.B23])*[.D26]+([.D19]+[.D23])*[.B26]" office:value-type="float" office:value="0.190944" calcext:value-type="float">
            <text:p>0.190944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Q2</text:p>
          </table:table-cell>
          <table:table-cell table:formula="of:=([.B23]-[.B20])*[.B28]" office:value-type="float" office:value="5.802797" calcext:value-type="float">
            <text:p>5.802797</text:p>
          </table:table-cell>
          <table:table-cell table:formula="of:=([.B23]-[.B20])*[.D28]+([.D23]+[.D20])*[.B28]" office:value-type="float" office:value="0.146337" calcext:value-type="float">
            <text:p>0.1463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4" calcext:value-type="float">
            <text:p>0.724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Q3</text:p>
          </table:table-cell>
          <table:table-cell table:formula="of:=([.B24]-[.B20])*([.B27]-[.B28])" office:value-type="float" office:value="0.527075" calcext:value-type="float">
            <text:p>0.527075</text:p>
          </table:table-cell>
          <table:table-cell table:formula="of:=([.B24]-[.B20])*([.D27]+[.D28])+([.D24]+[.D20])*([.B27]-[.B28])" office:value-type="float" office:value="0.036997" calcext:value-type="float">
            <text:p>0.0369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574" calcext:value-type="float">
            <text:p>1.574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S</text:p>
          </table:table-cell>
          <table:table-cell table:formula="of:=[.B21]*([.B21]-[.B22])/10" office:value-type="float" office:value="-0.0026645" calcext:value-type="float">
            <text:p>-0.0026645</text:p>
          </table:table-cell>
          <table:table-cell table:formula="of:=ABS((2*[.B21]-[.B22])*[.D21]/10)+ABS([.B21]*[.D22]/10)" office:value-type="float" office:value="0.0000949" calcext:value-type="float">
            <text:p>0.00009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eoricos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formula="of:=SUM([.H33:.H46])" office:value-type="float" office:value="-0.00467110000000104" calcext:value-type="float">
            <text:p>-0.0046711</text:p>
          </table:table-cell>
          <table:table-cell/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otenc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Fonte +</text:p>
          </table:table-cell>
          <table:table-cell table:formula="of:=-[.B33]*[.B40]" office:value-type="float" office:value="-3.744" calcext:value-type="float">
            <text:p>-3.744</text:p>
          </table:table-cell>
          <table:table-cell table:formula="of:=[.B33]*[.D40]+[.B40]*[.D33]" office:value-type="float" office:value="0.16468" calcext:value-type="float">
            <text:p>0.16468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Fonte -</text:p>
          </table:table-cell>
          <table:table-cell table:formula="of:=[.B34]* [.B41]" office:value-type="float" office:value="-10.248" calcext:value-type="float">
            <text:p>-10.248</text:p>
          </table:table-cell>
          <table:table-cell table:formula="of:=ABS([.B34]*[.D41])+[.B41]*[.D34]" office:value-type="float" office:value="0.17281" calcext:value-type="float">
            <text:p>0.172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181" calcext:value-type="float">
            <text:p>-0.181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1</text:p>
          </table:table-cell>
          <table:table-cell table:formula="of:=[.B37]^2/10" office:value-type="float" office:value="0.2686321" calcext:value-type="float">
            <text:p>0.2686321</text:p>
          </table:table-cell>
          <table:table-cell table:formula="of:=ABS(2*[.B37]*[.D37]/10)" office:value-type="float" office:value="0.0003278" calcext:value-type="float">
            <text:p>0.00032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218" calcext:value-type="float">
            <text:p>-0.218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2</text:p>
          </table:table-cell>
          <table:table-cell table:formula="of:=[.B38]^2/10" office:value-type="float" office:value="4.1654116" calcext:value-type="float">
            <text:p>4.1654116</text:p>
          </table:table-cell>
          <table:table-cell table:formula="of:=ABS(2*[.B38]*[.D38]/10)" office:value-type="float" office:value="0.0012908" calcext:value-type="float">
            <text:p>0.00129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639" calcext:value-type="float">
            <text:p>-1.639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3</text:p>
          </table:table-cell>
          <table:table-cell table:formula="of:=([.B35]-[.B36])^2/10" office:value-type="float" office:value="0.0001369" calcext:value-type="float">
            <text:p>0.0001369</text:p>
          </table:table-cell>
          <table:table-cell table:formula="of:=2*([.B35]-[.B36])*([.D35]+[.D36])/10" office:value-type="float" office:value="0.0000222" calcext:value-type="float">
            <text:p>0.00002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54" calcext:value-type="float">
            <text:p>-6.45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Q1</text:p>
          </table:table-cell>
          <table:table-cell table:formula="of:=([.B33]-[.B37])*[.B40]" office:value-type="float" office:value="4.511052" calcext:value-type="float">
            <text:p>4.511052</text:p>
          </table:table-cell>
          <table:table-cell table:formula="of:=([.B33]-[.B37])*[.D40]+([.D33]+[.D37])*[.B40]" office:value-type="float" office:value="0.197928" calcext:value-type="float">
            <text:p>0.197928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Q2</text:p>
          </table:table-cell>
          <table:table-cell table:formula="of:=([.B37]-[.B34])*[.B42]" office:value-type="float" office:value="4.045596" calcext:value-type="float">
            <text:p>4.045596</text:p>
          </table:table-cell>
          <table:table-cell table:formula="of:=([.B37]-[.B34])*[.D42]+([.D37]+[.D34])*[.B42]" office:value-type="float" office:value="0.134216" calcext:value-type="float">
            <text:p>0.1342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Q3</text:p>
          </table:table-cell>
          <table:table-cell table:formula="of:=([.B38]-[.B34])*([.B41]-[.B42])" office:value-type="float" office:value="0.99717" calcext:value-type="float">
            <text:p>0.99717</text:p>
          </table:table-cell>
          <table:table-cell table:formula="of:=([.B38]-[.B34])*([.D41]+[.D42])+([.D38]+[.D34])*([.B41]-[.B42])" office:value-type="float" office:value="0.068935" calcext:value-type="float">
            <text:p>0.0689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81" calcext:value-type="float">
            <text:p>1.281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S</text:p>
          </table:table-cell>
          <table:table-cell table:formula="of:=[.B35]*([.B35]-[.B36])/10" office:value-type="float" office:value="-0.0006697" calcext:value-type="float">
            <text:p>-0.0006697</text:p>
          </table:table-cell>
          <table:table-cell table:formula="of:=ABS((2*[.B35]-[.B36])*[.D35]/10)+ABS([.B35]*[.D36]/10)" office:value-type="float" office:value="0.0000469" calcext:value-type="float">
            <text:p>0.00004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</table:table>
      <table:table table:name="B_Caract" table:style-name="ta1">
        <table:shapes>
          <draw:frame draw:z-index="0" draw:style-name="gr1" draw:text-style-name="P1" svg:width="6.2988in" svg:height="3.5429in" svg:x="6.128in" svg:y="0.3319in">
            <draw:object draw:notify-on-update-of-ranges="B_Caract.A2:B_Caract.A18 B_Caract.B2:B_Caract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11 –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litude pk-pk ~</text:p>
          </table:table-cell>
          <table:table-cell table:number-columns-repeated="3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3028" calcext:value-type="float">
            <text:p>0.30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664" calcext:value-type="float">
            <text:p>0.6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0109" calcext:value-type="float">
            <text:p>0.0109</text:p>
          </table:table-cell>
          <table:table-cell office:value-type="float" office:value="1.019" calcext:value-type="float">
            <text:p>1.0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1.336" calcext:value-type="float">
            <text:p>1.33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0185" calcext:value-type="float">
            <text:p>0.0185</text:p>
          </table:table-cell>
          <table:table-cell office:value-type="float" office:value="1.711" calcext:value-type="float">
            <text:p>1.7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1.982" calcext:value-type="float">
            <text:p>1.9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2.318" calcext:value-type="float">
            <text:p>2.31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0323" calcext:value-type="float">
            <text:p>0.0323</text:p>
          </table:table-cell>
          <table:table-cell office:value-type="float" office:value="2.698" calcext:value-type="float">
            <text:p>2.69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.0366" calcext:value-type="float">
            <text:p>0.0366</text:p>
          </table:table-cell>
          <table:table-cell office:value-type="float" office:value="3.072" calcext:value-type="float">
            <text:p>3.0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.0411" calcext:value-type="float">
            <text:p>0.0411</text:p>
          </table:table-cell>
          <table:table-cell office:value-type="float" office:value="3.43" calcext:value-type="float">
            <text:p>3.4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3.777" calcext:value-type="float">
            <text:p>3.77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.0491" calcext:value-type="float">
            <text:p>0.0491</text:p>
          </table:table-cell>
          <table:table-cell office:value-type="float" office:value="4.02" calcext:value-type="float">
            <text:p>4.0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0531" calcext:value-type="float">
            <text:p>0.0531</text:p>
          </table:table-cell>
          <table:table-cell office:value-type="float" office:value="4.28" calcext:value-type="float">
            <text:p>4.2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.0581" calcext:value-type="float">
            <text:p>0.0581</text:p>
          </table:table-cell>
          <table:table-cell office:value-type="float" office:value="4.57" calcext:value-type="float">
            <text:p>4.5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.0676" calcext:value-type="float">
            <text:p>0.0676</text:p>
          </table:table-cell>
          <table:table-cell office:value-type="float" office:value="4.92" calcext:value-type="float">
            <text:p>4.9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5.23" calcext:value-type="float">
            <text:p>5.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3" office:value-type="float" office:value="0.0835" calcext:value-type="float">
            <text:p>0.0835</text:p>
          </table:table-cell>
          <table:table-cell table:style-name="ce3" office:value-type="float" office:value="5.32" calcext:value-type="float">
            <text:p>5.32</text:p>
          </table:table-cell>
          <table:table-cell table:style-name="ce3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rentes</text:p>
          </table:table-cell>
          <table:table-cell table:number-columns-repeated="2"/>
          <table:table-cell office:value-type="string" calcext:value-type="string">
            <text:p>dados do fit(tirando os ultimos 4 ponto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table:formula="of:=[.A2]/10" office:value-type="float" office:value="0.00033" calcext:value-type="float">
            <text:p>0.00033</text:p>
          </table:table-cell>
          <table:table-cell table:formula="of:=[.B2]/10" office:value-type="float" office:value="0.03028" calcext:value-type="float">
            <text:p>0.03028</text:p>
          </table:table-cell>
          <table:table-cell/>
          <table:table-cell office:value-type="string" calcext:value-type="string">
            <text:p>a(A)</text:p>
          </table:table-cell>
          <table:table-cell office:value-type="float" office:value="0.0139752" calcext:value-type="float">
            <text:p>0.0139752</text:p>
          </table:table-cell>
          <table:table-cell office:value-type="float" office:value="0.003043" calcext:value-type="float">
            <text:p>0.003043</text:p>
          </table:table-cell>
        </table:table-row>
        <table:table-row table:style-name="ro1">
          <table:table-cell table:formula="of:=[.A3]/10" office:value-type="float" office:value="0.0007" calcext:value-type="float">
            <text:p>0.0007</text:p>
          </table:table-cell>
          <table:table-cell table:formula="of:=[.B3]/10" office:value-type="float" office:value="0.0664" calcext:value-type="float">
            <text:p>0.0664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79.3415</text:p>
          </table:table-cell>
          <table:table-cell office:value-type="string" calcext:value-type="string">
            <text:p>0.9471</text:p>
          </table:table-cell>
        </table:table-row>
        <table:table-row table:style-name="ro1">
          <table:table-cell table:formula="of:=[.A4]/10" office:value-type="float" office:value="0.00109" calcext:value-type="float">
            <text:p>0.00109</text:p>
          </table:table-cell>
          <table:table-cell table:formula="of:=[.B4]/10" office:value-type="float" office:value="0.1019" calcext:value-type="float">
            <text:p>0.1019</text:p>
          </table:table-cell>
          <table:table-cell table:number-columns-repeated="4"/>
        </table:table-row>
        <table:table-row table:style-name="ro1">
          <table:table-cell table:formula="of:=[.A5]/10" office:value-type="float" office:value="0.00144" calcext:value-type="float">
            <text:p>0.00144</text:p>
          </table:table-cell>
          <table:table-cell table:formula="of:=[.B5]/10" office:value-type="float" office:value="0.1336" calcext:value-type="float">
            <text:p>0.1336</text:p>
          </table:table-cell>
          <table:table-cell table:number-columns-repeated="4"/>
        </table:table-row>
        <table:table-row table:style-name="ro1">
          <table:table-cell table:formula="of:=[.A6]/10" office:value-type="float" office:value="0.00185" calcext:value-type="float">
            <text:p>0.00185</text:p>
          </table:table-cell>
          <table:table-cell table:formula="of:=[.B6]/10" office:value-type="float" office:value="0.1711" calcext:value-type="float">
            <text:p>0.1711</text:p>
          </table:table-cell>
          <table:table-cell table:number-columns-repeated="4"/>
        </table:table-row>
        <table:table-row table:style-name="ro1">
          <table:table-cell table:formula="of:=[.A7]/10" office:value-type="float" office:value="0.00234" calcext:value-type="float">
            <text:p>0.00234</text:p>
          </table:table-cell>
          <table:table-cell table:formula="of:=[.B7]/10" office:value-type="float" office:value="0.1982" calcext:value-type="float">
            <text:p>0.1982</text:p>
          </table:table-cell>
          <table:table-cell/>
          <table:table-cell office:value-type="string" calcext:value-type="string">
            <text:p>CÁLCULO DO VOMAX TEORICO</text:p>
          </table:table-cell>
          <table:table-cell table:number-columns-repeated="2"/>
        </table:table-row>
        <table:table-row table:style-name="ro1">
          <table:table-cell table:formula="of:=[.A8]/10" office:value-type="float" office:value="0.00276" calcext:value-type="float">
            <text:p>0.00276</text:p>
          </table:table-cell>
          <table:table-cell table:formula="of:=[.B8]/10" office:value-type="float" office:value="0.2318" calcext:value-type="float">
            <text:p>0.2318</text:p>
          </table:table-cell>
          <table:table-cell/>
          <table:table-cell office:value-type="string" calcext:value-type="string">
            <text:p>vomax(v)</text:p>
          </table:table-cell>
          <table:table-cell table:formula="of:=8.01-1.1" office:value-type="float" office:value="6.91" calcext:value-type="float">
            <text:p>6.91</text:p>
          </table:table-cell>
          <table:table-cell/>
        </table:table-row>
        <table:table-row table:style-name="ro1">
          <table:table-cell table:formula="of:=[.A9]/10" office:value-type="float" office:value="0.00323" calcext:value-type="float">
            <text:p>0.00323</text:p>
          </table:table-cell>
          <table:table-cell table:formula="of:=[.B9]/10" office:value-type="float" office:value="0.2698" calcext:value-type="float">
            <text:p>0.2698</text:p>
          </table:table-cell>
          <table:table-cell table:number-columns-repeated="4"/>
        </table:table-row>
        <table:table-row table:style-name="ro1">
          <table:table-cell table:formula="of:=[.A10]/10" office:value-type="float" office:value="0.00366" calcext:value-type="float">
            <text:p>0.00366</text:p>
          </table:table-cell>
          <table:table-cell table:formula="of:=[.B10]/10" office:value-type="float" office:value="0.3072" calcext:value-type="float">
            <text:p>0.3072</text:p>
          </table:table-cell>
          <table:table-cell table:number-columns-repeated="4"/>
        </table:table-row>
        <table:table-row table:style-name="ro1">
          <table:table-cell table:formula="of:=[.A11]/10" office:value-type="float" office:value="0.00411" calcext:value-type="float">
            <text:p>0.00411</text:p>
          </table:table-cell>
          <table:table-cell table:formula="of:=[.B11]/10" office:value-type="float" office:value="0.343" calcext:value-type="float">
            <text:p>0.343</text:p>
          </table:table-cell>
          <table:table-cell table:number-columns-repeated="4"/>
        </table:table-row>
        <table:table-row table:style-name="ro1">
          <table:table-cell table:formula="of:=[.A12]/10" office:value-type="float" office:value="0.00456" calcext:value-type="float">
            <text:p>0.00456</text:p>
          </table:table-cell>
          <table:table-cell table:formula="of:=[.B12]/10" office:value-type="float" office:value="0.3777" calcext:value-type="float">
            <text:p>0.3777</text:p>
          </table:table-cell>
          <table:table-cell table:number-columns-repeated="4"/>
        </table:table-row>
        <table:table-row table:style-name="ro1">
          <table:table-cell table:formula="of:=[.A13]/10" office:value-type="float" office:value="0.00491" calcext:value-type="float">
            <text:p>0.00491</text:p>
          </table:table-cell>
          <table:table-cell table:formula="of:=[.B13]/10" office:value-type="float" office:value="0.402" calcext:value-type="float">
            <text:p>0.402</text:p>
          </table:table-cell>
          <table:table-cell table:number-columns-repeated="4"/>
        </table:table-row>
        <table:table-row table:style-name="ro1">
          <table:table-cell table:formula="of:=[.A14]/10" office:value-type="float" office:value="0.00531" calcext:value-type="float">
            <text:p>0.00531</text:p>
          </table:table-cell>
          <table:table-cell table:formula="of:=[.B14]/10" office:value-type="float" office:value="0.428" calcext:value-type="float">
            <text:p>0.428</text:p>
          </table:table-cell>
          <table:table-cell table:number-columns-repeated="4"/>
        </table:table-row>
        <table:table-row table:style-name="ro1">
          <table:table-cell table:formula="of:=[.A15]/10" office:value-type="float" office:value="0.00581" calcext:value-type="float">
            <text:p>0.00581</text:p>
          </table:table-cell>
          <table:table-cell table:formula="of:=[.B15]/10" office:value-type="float" office:value="0.457" calcext:value-type="float">
            <text:p>0.457</text:p>
          </table:table-cell>
          <table:table-cell table:number-columns-repeated="4"/>
        </table:table-row>
        <table:table-row table:style-name="ro1">
          <table:table-cell table:formula="of:=[.A16]/10" office:value-type="float" office:value="0.00676" calcext:value-type="float">
            <text:p>0.00676</text:p>
          </table:table-cell>
          <table:table-cell table:formula="of:=[.B16]/10" office:value-type="float" office:value="0.492" calcext:value-type="float">
            <text:p>0.492</text:p>
          </table:table-cell>
          <table:table-cell table:number-columns-repeated="4"/>
        </table:table-row>
        <table:table-row table:style-name="ro1">
          <table:table-cell table:formula="of:=[.A17]/10" office:value-type="float" office:value="0.00788" calcext:value-type="float">
            <text:p>0.00788</text:p>
          </table:table-cell>
          <table:table-cell table:formula="of:=[.B17]/10" office:value-type="float" office:value="0.523" calcext:value-type="float">
            <text:p>0.523</text:p>
          </table:table-cell>
          <table:table-cell table:number-columns-repeated="4"/>
        </table:table-row>
        <table:table-row table:style-name="ro1">
          <table:table-cell table:formula="of:=[.A18]/10" office:value-type="float" office:value="0.00835" calcext:value-type="float">
            <text:p>0.00835</text:p>
          </table:table-cell>
          <table:table-cell table:formula="of:=[.B18]/10" office:value-type="float" office:value="0.532" calcext:value-type="float">
            <text:p>0.532</text:p>
          </table:table-cell>
          <table:table-cell table:number-columns-repeated="4"/>
        </table:table-row>
      </table:table>
      <table:table table:name="C_Potencias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tencia AF</text:p>
          </table:table-cell>
          <table:table-cell table:number-columns-repeated="4"/>
          <table:table-cell office:value-type="string" calcext:value-type="string">
            <text:p>\p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1 entrada pk-pk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2 saida pk-pk</text:p>
          </table:table-cell>
          <table:table-cell office:value-type="float" office:value="12.7" calcext:value-type="float">
            <text:p>12.7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otência fornecida pela fonte negativa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>
            <text:p>Tensão DC</text:p>
          </table:table-cell>
          <table:table-cell table:style-name="ce3" office:value-type="float" office:value="8.013" calcext:value-type="float">
            <text:p>8.0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er co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1.3" calcext:value-type="float">
            <text:p>1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tência fornecida pela fonte postiv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ensão DC</text:p>
          </table:table-cell>
          <table:table-cell office:value-type="float" office:value="8.037" calcext:value-type="float">
            <text:p>8.03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0.6" calcext:value-type="float">
            <text:p>0.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/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28" calcext:value-type="float">
            <text:p>6.2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5337" calcext:value-type="float">
            <text:p>-0.95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8" calcext:value-type="float">
            <text:p>-0.9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>4.8222</text:p>
          </table:table-cell>
          <table:table-cell table:formula="of:=[.E11]*[.F12]+[.E12]*[.F11]" office:value-type="float" office:value="0.24231" calcext:value-type="float">
            <text:p>0.242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>10.4169</text:p>
          </table:table-cell>
          <table:table-cell table:formula="of:=[.E7]*[.F8]+[.E8]*[.F7]" office:value-type="float" office:value="0.09313" calcext:value-type="float">
            <text:p>0.0931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19])" office:value-type="float" office:value="5.394222" calcext:value-type="float">
            <text:p>5.3942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20])" office:value-type="float" office:value="5.4102" calcext:value-type="float">
            <text:p>5.410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18]*[.E11]+[.E19]*([.E11]/10-[.E18])-((([.E15]+[.E16])/2)^2/8+[.E19]^2)/10" office:value-type="float" office:value="7.81457218281" calcext:value-type="float">
            <text:p>7.81457218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18]*[.E11]+[.E20]*([.E11]/10-[.E18])-((([.E15]+[.E16])/2)^2/8+[.E20]^2)/10" office:value-type="float" office:value="7.8151836875" calcext:value-type="float">
            <text:p>7.815183687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28]+[.E25]" office:value-type="float" office:value="13.20879418281" calcext:value-type="float">
            <text:p>13.2087941828</text:p>
          </table:table-cell>
          <table:table-cell/>
          <table:table-cell office:value-type="string" calcext:value-type="string">
            <text:p>rendimento</text:p>
          </table:table-cell>
          <table:table-cell table:formula="of:=((([.E15]+[.E16])/2)^2/8+[.E19]^2)*0.1/[.E32]*100" office:value-type="float" office:value="3.86756270508101" calcext:value-type="float">
            <text:p>3.86756270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22]+[.E23]" office:value-type="float" office:value="15.2391" calcext:value-type="float">
            <text:p>15.2391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.06" calcext:value-type="float">
            <text:p>7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2613" calcext:value-type="float">
            <text:p>-0.92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5" calcext:value-type="float">
            <text:p>-0.9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&lt;iovo&gt; osciloscopio (W)</text:p>
          </table:table-cell>
          <table:table-cell table:formula="of:=[.E44]^2/10" office:value-type="float" office:value="0.08577167769" calcext:value-type="float">
            <text:p>0.08577167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iovo&gt; multimetro(W)</text:p>
          </table:table-cell>
          <table:table-cell table:formula="of:=[.E45]^2/10" office:value-type="float" office:value="0.09025" calcext:value-type="float">
            <text:p>0.0902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>4.8222</text:p>
          </table:table-cell>
          <table:table-cell table:formula="of:=[.E11]*[.F12]+[.E12]*[.F11]" office:value-type="float" office:value="0.24231" calcext:value-type="float">
            <text:p>0.242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>10.4169</text:p>
          </table:table-cell>
          <table:table-cell table:formula="of:=[.E7]*[.F8]+[.E8]*[.F7]" office:value-type="float" office:value="0.09313" calcext:value-type="float">
            <text:p>0.0931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44])" office:value-type="float" office:value="5.377878" calcext:value-type="float">
            <text:p>5.3778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45])" office:value-type="float" office:value="5.3922" calcext:value-type="float">
            <text:p>5.392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43]*[.E11]+[.E44]*([.E11]/10-[.E43])-((([.E40]+[.E41])/2)^2/8+[.E44]^2)/10" office:value-type="float" office:value="5.52110854131" calcext:value-type="float">
            <text:p>5.52110854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43]*[.E11]+[.E45]*([.E11]/10-[.E43])-(((([.E40]+[.E41])/2)^2)/8+[.E45]^2)/10" office:value-type="float" office:value="5.519645" calcext:value-type="float">
            <text:p>5.51964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51]+[.E50]" office:value-type="float" office:value="15.2391" calcext:value-type="float">
            <text:p>15.2391</text:p>
          </table:table-cell>
          <table:table-cell/>
          <table:table-cell office:value-type="string" calcext:value-type="string">
            <text:p>rendimento</text:p>
          </table:table-cell>
          <table:table-cell table:formula="of:=(((([.E40]+[.E41])/2)^2/8+[.E44]^2)/10)/[.E32]*100" office:value-type="float" office:value="13.5852621066205" calcext:value-type="float">
            <text:p>13.58526210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53]+[.E56]" office:value-type="float" office:value="10.89898654131" calcext:value-type="float">
            <text:p>10.8989865413</text:p>
          </table:table-cell>
          <table:table-cell table:number-columns-repeated="3"/>
        </table:table-row>
      </table:table>
      <table:table table:name="D_Impedâncias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Impedancias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/>
          <table:table-cell office:value-type="string" calcext:value-type="string">
            <text:p>tensão multimetro ~ eficaz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V</text:p>
          </table:table-cell>
          <table:table-cell table:formula="of:=[.C2]/[.C3]" office:value-type="float" office:value="2570.58823529412" calcext:value-type="float">
            <text:p>2570.5882352941</text:p>
          </table:table-cell>
          <table:table-cell table:formula="of:=[.D2]*10^-3/([.C3]*10^-3)+[.D3]*10^-3*[.C2]*10^-3/([.C3]*10^-3)^2" office:value-type="float" office:value="78.5467128027682" calcext:value-type="float">
            <text:p>78.5467128028</text:p>
          </table:table-cell>
        </table:table-row>
        <table:table-row table:style-name="ro1">
          <table:table-cell/>
          <table:table-cell office:value-type="string" calcext:value-type="string">
            <text:p>corrente multimetro ~ eficaz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rga 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nsão 1 ~ eficaz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table:formula="of:=[.C7]^2/10" office:value-type="float" office:value="0.0724201" calcext:value-type="float">
            <text:p>0.07242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ga 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nsão 2 ~ eficaz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table:formula="of:=[.C9]^2/10" office:value-type="float" office:value="0.0697225" calcext:value-type="float">
            <text:p>0.0697225</text:p>
          </table:table-cell>
          <table:table-cell/>
        </table:table-row>
      </table:table>
      <table:table table:name="E_freq" table:style-name="ta1">
        <table:shapes>
          <draw:frame draw:z-index="0" draw:style-name="gr1" draw:text-style-name="P1" svg:width="6.2988in" svg:height="3.5429in" svg:x="0.3114in" svg:y="4.065in">
            <draw:object draw:notify-on-update-of-ranges="E_freq.G2:E_freq.G22 E_freq.H2:E_freq.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Ri</text:p>
          </table:table-cell>
          <table:table-cell office:value-type="string" calcext:value-type="string">
            <text:p>\pm</text:p>
          </table:table-cell>
          <table:table-cell office:value-type="string" calcext:value-type="string">
            <text:p>IoRo</text:p>
          </table:table-cell>
          <table:table-cell office:value-type="string" calcext:value-type="string">
            <text:p>\pm</text:p>
          </table:table-cell>
          <table:table-cell table:number-columns-repeated="5"/>
          <table:table-cell office:value-type="string" calcext:value-type="string">
            <text:p>R (\omega)</text:p>
          </table:table-cell>
          <table:table-cell office:value-type="string" calcext:value-type="string">
            <text:p>\p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0.16" calcext:value-type="float">
            <text:p>0.16</text:p>
          </table:table-cell>
          <table:table-cell office:value-type="float" office:value="10.6" calcext:value-type="float">
            <text:p>10.6</text:p>
          </table:table-cell>
          <table:table-cell office:value-type="float" office:value="0.16" calcext:value-type="float">
            <text:p>0.16</text:p>
          </table:table-cell>
          <table:table-cell table:formula="of:=(([.B2]/70.2)/([.D2]/6.9))^-1" office:value-type="float" office:value="89.8695652173913" calcext:value-type="float">
            <text:p>89.8695652174</text:p>
          </table:table-cell>
          <table:table-cell table:style-name="ce5" table:formula="of:=LOG10([.A2])" office:value-type="float" office:value="2" calcext:value-type="float">
            <text:p>2.0</text:p>
          </table:table-cell>
          <table:table-cell table:style-name="ce6" table:formula="of:=LOG10([.F2])" office:value-type="float" office:value="1.9536126406097" calcext:value-type="float">
            <text:p>1.95</text:p>
          </table:table-cell>
          <table:table-cell/>
          <table:table-cell office:value-type="string" calcext:value-type="string">
            <text:p>Ri</text:p>
          </table:table-cell>
          <table:table-cell office:value-type="float" office:value="70.2" calcext:value-type="float">
            <text:p>7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.2</text:p>
          </table:table-cell>
          <table:table-cell table:formula="of:=[.C2]" office:value-type="float" office:value="0.16" calcext:value-type="float">
            <text:p>0.16</text:p>
          </table:table-cell>
          <table:table-cell office:value-type="float" office:value="10.8" calcext:value-type="float">
            <text:p>10.8</text:p>
          </table:table-cell>
          <table:table-cell table:formula="of:=[.E2]" office:value-type="float" office:value="0.16" calcext:value-type="float">
            <text:p>0.16</text:p>
          </table:table-cell>
          <table:table-cell table:formula="of:=(([.B3]/70.2)/([.D3]/6.9))^-1" office:value-type="float" office:value="91.5652173913044" calcext:value-type="float">
            <text:p>91.5652173913</text:p>
          </table:table-cell>
          <table:table-cell table:style-name="ce5" table:formula="of:=LOG10([.A3])" office:value-type="float" office:value="2.30102999566398" calcext:value-type="float">
            <text:p>2.3</text:p>
          </table:table-cell>
          <table:table-cell table:style-name="ce6" table:formula="of:=LOG10([.F3])" office:value-type="float" office:value="1.96173053083187" calcext:value-type="float">
            <text:p>1.96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4" calcext:value-type="float">
            <text:p>1.04</text:p>
          </table:table-cell>
          <table:table-cell table:formula="of:=[.C3]" office:value-type="float" office:value="0.16" calcext:value-type="float">
            <text:p>0.16</text:p>
          </table:table-cell>
          <table:table-cell office:value-type="float" office:value="11.2" calcext:value-type="float">
            <text:p>11.2</text:p>
          </table:table-cell>
          <table:table-cell table:formula="of:=[.E3]" office:value-type="float" office:value="0.16" calcext:value-type="float">
            <text:p>0.16</text:p>
          </table:table-cell>
          <table:table-cell table:formula="of:=(([.B4]/70.2)/([.D4]/6.9))^-1" office:value-type="float" office:value="109.565217391304" calcext:value-type="float">
            <text:p>109.5652173913</text:p>
          </table:table-cell>
          <table:table-cell table:style-name="ce5" table:formula="of:=LOG10([.A4])" office:value-type="float" office:value="2.60205999132796" calcext:value-type="float">
            <text:p>2.6</text:p>
          </table:table-cell>
          <table:table-cell table:style-name="ce6" table:formula="of:=LOG10([.F4])" office:value-type="float" office:value="2.03967270476395" calcext:value-type="float">
            <text:p>2.04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6" calcext:value-type="float">
            <text:p>0.96</text:p>
          </table:table-cell>
          <table:table-cell table:formula="of:=[.C4]" office:value-type="float" office:value="0.16" calcext:value-type="float">
            <text:p>0.16</text:p>
          </table:table-cell>
          <table:table-cell office:value-type="float" office:value="11.4" calcext:value-type="float">
            <text:p>11.4</text:p>
          </table:table-cell>
          <table:table-cell table:formula="of:=[.E4]" office:value-type="float" office:value="0.16" calcext:value-type="float">
            <text:p>0.16</text:p>
          </table:table-cell>
          <table:table-cell table:formula="of:=(([.B5]/70.2)/([.D5]/6.9))^-1" office:value-type="float" office:value="120.815217391304" calcext:value-type="float">
            <text:p>120.8152173913</text:p>
          </table:table-cell>
          <table:table-cell table:style-name="ce5" table:formula="of:=LOG10([.A5])" office:value-type="float" office:value="2.77815125038364" calcext:value-type="float">
            <text:p>2.8</text:p>
          </table:table-cell>
          <table:table-cell table:style-name="ce6" table:formula="of:=LOG10([.F5])" office:value-type="float" office:value="2.08212163968945" calcext:value-type="float">
            <text:p>2.08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4" calcext:value-type="float">
            <text:p>1.04</text:p>
          </table:table-cell>
          <table:table-cell table:formula="of:=[.C5]" office:value-type="float" office:value="0.16" calcext:value-type="float">
            <text:p>0.16</text:p>
          </table:table-cell>
          <table:table-cell office:value-type="float" office:value="11.7" calcext:value-type="float">
            <text:p>11.7</text:p>
          </table:table-cell>
          <table:table-cell table:formula="of:=[.E5]" office:value-type="float" office:value="0.16" calcext:value-type="float">
            <text:p>0.16</text:p>
          </table:table-cell>
          <table:table-cell table:formula="of:=(([.B6]/70.2)/([.D6]/6.9))^-1" office:value-type="float" office:value="114.45652173913" calcext:value-type="float">
            <text:p>114.4565217391</text:p>
          </table:table-cell>
          <table:table-cell table:style-name="ce5" table:formula="of:=LOG10([.A6])" office:value-type="float" office:value="2.90308998699194" calcext:value-type="float">
            <text:p>2.9</text:p>
          </table:table-cell>
          <table:table-cell table:style-name="ce6" table:formula="of:=LOG10([.F6])" office:value-type="float" office:value="2.05864054383993" calcext:value-type="float">
            <text:p>2.06</text:p>
          </table:table-cell>
          <table:table-cell table:number-columns-repeated="4"/>
        </table:table-row>
        <table:table-row table:style-name="ro1">
          <table:table-cell table:formula="of:=[.A2]*10"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table:formula="of:=[.C6]" office:value-type="float" office:value="0.16" calcext:value-type="float">
            <text:p>0.16</text:p>
          </table:table-cell>
          <table:table-cell office:value-type="float" office:value="12.1" calcext:value-type="float">
            <text:p>12.1</text:p>
          </table:table-cell>
          <table:table-cell table:formula="of:=[.E6]" office:value-type="float" office:value="0.16" calcext:value-type="float">
            <text:p>0.16</text:p>
          </table:table-cell>
          <table:table-cell table:formula="of:=(([.B7]/70.2)/([.D7]/6.9))^-1" office:value-type="float" office:value="153.880434782609" calcext:value-type="float">
            <text:p>153.8804347826</text:p>
          </table:table-cell>
          <table:table-cell table:style-name="ce5" table:formula="of:=LOG10([.A7])" office:value-type="float" office:value="3" calcext:value-type="float">
            <text:p>3.0</text:p>
          </table:table-cell>
          <table:table-cell table:style-name="ce6" table:formula="of:=LOG10([.F7])" office:value-type="float" office:value="2.18718340471706" calcext:value-type="float">
            <text:p>2.19</text:p>
          </table:table-cell>
          <table:table-cell table:number-columns-repeated="4"/>
        </table:table-row>
        <table:table-row table:style-name="ro1">
          <table:table-cell table:formula="of:=[.A3]*10" office:value-type="float" office:value="2000" calcext:value-type="float">
            <text:p>2000</text:p>
          </table:table-cell>
          <table:table-cell office:value-type="float" office:value="0.64" calcext:value-type="float">
            <text:p>0.64</text:p>
          </table:table-cell>
          <table:table-cell table:formula="of:=[.C7]" office:value-type="float" office:value="0.16" calcext:value-type="float">
            <text:p>0.16</text:p>
          </table:table-cell>
          <table:table-cell office:value-type="float" office:value="12.4" calcext:value-type="float">
            <text:p>12.4</text:p>
          </table:table-cell>
          <table:table-cell table:formula="of:=[.E7]" office:value-type="float" office:value="0.16" calcext:value-type="float">
            <text:p>0.16</text:p>
          </table:table-cell>
          <table:table-cell table:formula="of:=(([.B8]/70.2)/([.D8]/6.9))^-1" office:value-type="float" office:value="197.119565217391" calcext:value-type="float">
            <text:p>197.1195652174</text:p>
          </table:table-cell>
          <table:table-cell table:style-name="ce5" table:formula="of:=LOG10([.A8])" office:value-type="float" office:value="3.30102999566398" calcext:value-type="float">
            <text:p>3.3</text:p>
          </table:table-cell>
          <table:table-cell table:style-name="ce6" table:formula="of:=LOG10([.F8])" office:value-type="float" office:value="2.2947297325709" calcext:value-type="float">
            <text:p>2.29</text:p>
          </table:table-cell>
          <table:table-cell/>
          <table:table-cell office:value-type="string" calcext:value-type="string">
            <text:p>Patamar</text:p>
          </table:table-cell>
          <table:table-cell table:formula="of:=MEDIAN([.F2:.F6])" office:value-type="float" office:value="109.565217391304" calcext:value-type="float">
            <text:p>109.5652173913</text:p>
          </table:table-cell>
          <table:table-cell/>
        </table:table-row>
        <table:table-row table:style-name="ro1">
          <table:table-cell table:formula="of:=[.A4]*10" office:value-type="float" office:value="4000" calcext:value-type="float">
            <text:p>4000</text:p>
          </table:table-cell>
          <table:table-cell office:value-type="float" office:value="0.56" calcext:value-type="float">
            <text:p>0.56</text:p>
          </table:table-cell>
          <table:table-cell table:formula="of:=[.C8]" office:value-type="float" office:value="0.16" calcext:value-type="float">
            <text:p>0.16</text:p>
          </table:table-cell>
          <table:table-cell office:value-type="float" office:value="12.9" calcext:value-type="float">
            <text:p>12.9</text:p>
          </table:table-cell>
          <table:table-cell table:formula="of:=[.E8]" office:value-type="float" office:value="0.16" calcext:value-type="float">
            <text:p>0.16</text:p>
          </table:table-cell>
          <table:table-cell table:formula="of:=(([.B9]/70.2)/([.D9]/6.9))^-1" office:value-type="float" office:value="234.363354037267" calcext:value-type="float">
            <text:p>234.3633540373</text:p>
          </table:table-cell>
          <table:table-cell table:style-name="ce5" table:formula="of:=LOG10([.A9])" office:value-type="float" office:value="3.60205999132796" calcext:value-type="float">
            <text:p>3.6</text:p>
          </table:table-cell>
          <table:table-cell table:style-name="ce6" table:formula="of:=LOG10([.F9])" office:value-type="float" office:value="2.3698897046856" calcext:value-type="float">
            <text:p>2.37</text:p>
          </table:table-cell>
          <table:table-cell/>
          <table:table-cell office:value-type="string" calcext:value-type="string">
            <text:p>-3dB</text:p>
          </table:table-cell>
          <table:table-cell office:value-type="float" office:value="77.56" calcext:value-type="float">
            <text:p>77.56</text:p>
          </table:table-cell>
          <table:table-cell/>
        </table:table-row>
        <table:table-row table:style-name="ro1">
          <table:table-cell table:formula="of:=[.A5]*10" office:value-type="float" office:value="6000" calcext:value-type="float">
            <text:p>6000</text:p>
          </table:table-cell>
          <table:table-cell office:value-type="float" office:value="0.56" calcext:value-type="float">
            <text:p>0.56</text:p>
          </table:table-cell>
          <table:table-cell table:formula="of:=[.C9]" office:value-type="float" office:value="0.16" calcext:value-type="float">
            <text:p>0.16</text:p>
          </table:table-cell>
          <table:table-cell office:value-type="float" office:value="12.8" calcext:value-type="float">
            <text:p>12.8</text:p>
          </table:table-cell>
          <table:table-cell table:formula="of:=[.E9]" office:value-type="float" office:value="0.16" calcext:value-type="float">
            <text:p>0.16</text:p>
          </table:table-cell>
          <table:table-cell table:formula="of:=(([.B10]/70.2)/([.D10]/6.9))^-1" office:value-type="float" office:value="232.546583850932" calcext:value-type="float">
            <text:p>232.5465838509</text:p>
          </table:table-cell>
          <table:table-cell table:style-name="ce5" table:formula="of:=LOG10([.A10])" office:value-type="float" office:value="3.77815125038364" calcext:value-type="float">
            <text:p>3.8</text:p>
          </table:table-cell>
          <table:table-cell table:style-name="ce6" table:formula="of:=LOG10([.F10])" office:value-type="float" office:value="2.36650996403422" calcext:value-type="float">
            <text:p>2.37</text:p>
          </table:table-cell>
          <table:table-cell table:number-columns-repeated="4"/>
        </table:table-row>
        <table:table-row table:style-name="ro1">
          <table:table-cell table:formula="of:=[.A6]*10" office:value-type="float" office:value="8000" calcext:value-type="float">
            <text:p>8000</text:p>
          </table:table-cell>
          <table:table-cell office:value-type="float" office:value="0.48" calcext:value-type="float">
            <text:p>0.48</text:p>
          </table:table-cell>
          <table:table-cell table:formula="of:=[.C10]"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formula="of:=[.E10]" office:value-type="float" office:value="0.16" calcext:value-type="float">
            <text:p>0.16</text:p>
          </table:table-cell>
          <table:table-cell table:formula="of:=(([.B11]/70.2)/([.D11]/6.9))^-1" office:value-type="float" office:value="275.54347826087" calcext:value-type="float">
            <text:p>275.5434782609</text:p>
          </table:table-cell>
          <table:table-cell table:style-name="ce5" table:formula="of:=LOG10([.A11])" office:value-type="float" office:value="3.90308998699194" calcext:value-type="float">
            <text:p>3.9</text:p>
          </table:table-cell>
          <table:table-cell table:style-name="ce6" table:formula="of:=LOG10([.F11])" office:value-type="float" office:value="2.4401901363238" calcext:value-type="float">
            <text:p>2.44</text:p>
          </table:table-cell>
          <table:table-cell table:number-columns-repeated="4"/>
        </table:table-row>
        <table:table-row table:style-name="ro1">
          <table:table-cell table:formula="of:=[.A7]*10" office:value-type="float" office:value="10000" calcext:value-type="float">
            <text:p>10000</text:p>
          </table:table-cell>
          <table:table-cell office:value-type="float" office:value="0.32" calcext:value-type="float">
            <text:p>0.32</text:p>
          </table:table-cell>
          <table:table-cell table:formula="of:=[.C11]"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formula="of:=[.E11]" office:value-type="float" office:value="0.16" calcext:value-type="float">
            <text:p>0.16</text:p>
          </table:table-cell>
          <table:table-cell table:formula="of:=(([.B12]/70.2)/([.D12]/6.9))^-1" office:value-type="float" office:value="413.315217391304" calcext:value-type="float">
            <text:p>413.3152173913</text:p>
          </table:table-cell>
          <table:table-cell table:style-name="ce5" table:formula="of:=LOG10([.A12])" office:value-type="float" office:value="4" calcext:value-type="float">
            <text:p>4.0</text:p>
          </table:table-cell>
          <table:table-cell table:style-name="ce6" table:formula="of:=LOG10([.F12])" office:value-type="float" office:value="2.61628139537948" calcext:value-type="float">
            <text:p>2.62</text:p>
          </table:table-cell>
          <table:table-cell table:number-columns-repeated="4"/>
        </table:table-row>
        <table:table-row table:style-name="ro1">
          <table:table-cell table:formula="of:=[.A8]*10" office:value-type="float" office:value="20000" calcext:value-type="float">
            <text:p>20000</text:p>
          </table:table-cell>
          <table:table-cell office:value-type="float" office:value="0.32" calcext:value-type="float">
            <text:p>0.32</text:p>
          </table:table-cell>
          <table:table-cell table:formula="of:=[.C12]" office:value-type="float" office:value="0.16" calcext:value-type="float">
            <text:p>0.16</text:p>
          </table:table-cell>
          <table:table-cell office:value-type="float" office:value="12.9" calcext:value-type="float">
            <text:p>12.9</text:p>
          </table:table-cell>
          <table:table-cell table:formula="of:=[.E12]" office:value-type="float" office:value="0.16" calcext:value-type="float">
            <text:p>0.16</text:p>
          </table:table-cell>
          <table:table-cell table:formula="of:=(([.B13]/70.2)/([.D13]/6.9))^-1" office:value-type="float" office:value="410.135869565217" calcext:value-type="float">
            <text:p>410.1358695652</text:p>
          </table:table-cell>
          <table:table-cell table:style-name="ce5" table:formula="of:=LOG10([.A13])" office:value-type="float" office:value="4.30102999566398" calcext:value-type="float">
            <text:p>4.3</text:p>
          </table:table-cell>
          <table:table-cell table:style-name="ce6" table:formula="of:=LOG10([.F13])" office:value-type="float" office:value="2.61292775337189" calcext:value-type="float">
            <text:p>2.61</text:p>
          </table:table-cell>
          <table:table-cell table:number-columns-repeated="4"/>
        </table:table-row>
        <table:table-row table:style-name="ro1">
          <table:table-cell table:formula="of:=[.A9]*10" office:value-type="float" office:value="40000" calcext:value-type="float">
            <text:p>40000</text:p>
          </table:table-cell>
          <table:table-cell office:value-type="float" office:value="0.32" calcext:value-type="float">
            <text:p>0.32</text:p>
          </table:table-cell>
          <table:table-cell table:formula="of:=[.C13]"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formula="of:=[.E13]" office:value-type="float" office:value="0.16" calcext:value-type="float">
            <text:p>0.16</text:p>
          </table:table-cell>
          <table:table-cell table:formula="of:=(([.B14]/70.2)/([.D14]/6.9))^-1" office:value-type="float" office:value="413.315217391304" calcext:value-type="float">
            <text:p>413.3152173913</text:p>
          </table:table-cell>
          <table:table-cell table:style-name="ce5" table:formula="of:=LOG10([.A14])" office:value-type="float" office:value="4.60205999132796" calcext:value-type="float">
            <text:p>4.6</text:p>
          </table:table-cell>
          <table:table-cell table:style-name="ce6" table:formula="of:=LOG10([.F14])" office:value-type="float" office:value="2.61628139537948" calcext:value-type="float">
            <text:p>2.62</text:p>
          </table:table-cell>
          <table:table-cell table:number-columns-repeated="4"/>
        </table:table-row>
        <table:table-row table:style-name="ro1">
          <table:table-cell table:formula="of:=[.A10]*10" office:value-type="float" office:value="60000" calcext:value-type="float">
            <text:p>60000</text:p>
          </table:table-cell>
          <table:table-cell office:value-type="float" office:value="0.48" calcext:value-type="float">
            <text:p>0.48</text:p>
          </table:table-cell>
          <table:table-cell table:formula="of:=[.C14]" office:value-type="float" office:value="0.16" calcext:value-type="float">
            <text:p>0.16</text:p>
          </table:table-cell>
          <table:table-cell office:value-type="float" office:value="12.8" calcext:value-type="float">
            <text:p>12.8</text:p>
          </table:table-cell>
          <table:table-cell table:formula="of:=[.E14]" office:value-type="float" office:value="0.16" calcext:value-type="float">
            <text:p>0.16</text:p>
          </table:table-cell>
          <table:table-cell table:formula="of:=(([.B15]/70.2)/([.D15]/6.9))^-1" office:value-type="float" office:value="271.304347826087" calcext:value-type="float">
            <text:p>271.3043478261</text:p>
          </table:table-cell>
          <table:table-cell table:style-name="ce5" table:formula="of:=LOG10([.A15])" office:value-type="float" office:value="4.77815125038364" calcext:value-type="float">
            <text:p>4.8</text:p>
          </table:table-cell>
          <table:table-cell table:style-name="ce6" table:formula="of:=LOG10([.F15])" office:value-type="float" office:value="2.43345675366483" calcext:value-type="float">
            <text:p>2.43</text:p>
          </table:table-cell>
          <table:table-cell table:number-columns-repeated="4"/>
        </table:table-row>
        <table:table-row table:style-name="ro1">
          <table:table-cell table:formula="of:=[.A11]*10" office:value-type="float" office:value="80000" calcext:value-type="float">
            <text:p>80000</text:p>
          </table:table-cell>
          <table:table-cell office:value-type="float" office:value="0.56" calcext:value-type="float">
            <text:p>0.56</text:p>
          </table:table-cell>
          <table:table-cell table:formula="of:=[.C15]" office:value-type="float" office:value="0.16" calcext:value-type="float">
            <text:p>0.16</text:p>
          </table:table-cell>
          <table:table-cell office:value-type="float" office:value="12.8" calcext:value-type="float">
            <text:p>12.8</text:p>
          </table:table-cell>
          <table:table-cell table:formula="of:=[.E15]" office:value-type="float" office:value="0.16" calcext:value-type="float">
            <text:p>0.16</text:p>
          </table:table-cell>
          <table:table-cell table:formula="of:=(([.B16]/70.2)/([.D16]/6.9))^-1" office:value-type="float" office:value="232.546583850932" calcext:value-type="float">
            <text:p>232.5465838509</text:p>
          </table:table-cell>
          <table:table-cell table:style-name="ce5" table:formula="of:=LOG10([.A16])" office:value-type="float" office:value="4.90308998699194" calcext:value-type="float">
            <text:p>4.9</text:p>
          </table:table-cell>
          <table:table-cell table:style-name="ce6" table:formula="of:=LOG10([.F16])" office:value-type="float" office:value="2.36650996403422" calcext:value-type="float">
            <text:p>2.37</text:p>
          </table:table-cell>
          <table:table-cell table:number-columns-repeated="4"/>
        </table:table-row>
        <table:table-row table:style-name="ro1">
          <table:table-cell table:formula="of:=[.A12]*10" office:value-type="float" office:value="100000" calcext:value-type="float">
            <text:p>100000</text:p>
          </table:table-cell>
          <table:table-cell office:value-type="float" office:value="0.64" calcext:value-type="float">
            <text:p>0.64</text:p>
          </table:table-cell>
          <table:table-cell table:formula="of:=[.C16]" office:value-type="float" office:value="0.16" calcext:value-type="float">
            <text:p>0.16</text:p>
          </table:table-cell>
          <table:table-cell office:value-type="float" office:value="12.8" calcext:value-type="float">
            <text:p>12.8</text:p>
          </table:table-cell>
          <table:table-cell table:formula="of:=[.E16]" office:value-type="float" office:value="0.16" calcext:value-type="float">
            <text:p>0.16</text:p>
          </table:table-cell>
          <table:table-cell table:formula="of:=(([.B17]/70.2)/([.D17]/6.9))^-1" office:value-type="float" office:value="203.478260869565" calcext:value-type="float">
            <text:p>203.4782608696</text:p>
          </table:table-cell>
          <table:table-cell table:style-name="ce5" table:formula="of:=LOG10([.A17])" office:value-type="float" office:value="5" calcext:value-type="float">
            <text:p>5.0</text:p>
          </table:table-cell>
          <table:table-cell table:style-name="ce6" table:formula="of:=LOG10([.F17])" office:value-type="float" office:value="2.30851801705653" calcext:value-type="float">
            <text:p>2.31</text:p>
          </table:table-cell>
          <table:table-cell table:number-columns-repeated="4"/>
        </table:table-row>
        <table:table-row table:style-name="ro1">
          <table:table-cell table:formula="of:=[.A13]*10" office:value-type="float" office:value="200000" calcext:value-type="float">
            <text:p>200000</text:p>
          </table:table-cell>
          <table:table-cell office:value-type="float" office:value="2.12" calcext:value-type="float">
            <text:p>2.12</text:p>
          </table:table-cell>
          <table:table-cell table:formula="of:=[.C17]" office:value-type="float" office:value="0.16" calcext:value-type="float">
            <text:p>0.16</text:p>
          </table:table-cell>
          <table:table-cell office:value-type="float" office:value="12.7" calcext:value-type="float">
            <text:p>12.7</text:p>
          </table:table-cell>
          <table:table-cell table:formula="of:=[.E17]" office:value-type="float" office:value="0.16" calcext:value-type="float">
            <text:p>0.16</text:p>
          </table:table-cell>
          <table:table-cell table:formula="of:=(([.B18]/70.2)/([.D18]/6.9))^-1" office:value-type="float" office:value="60.9474979491386" calcext:value-type="float">
            <text:p>60.9474979491</text:p>
          </table:table-cell>
          <table:table-cell table:style-name="ce5" table:formula="of:=LOG10([.A18])" office:value-type="float" office:value="5.30102999566398" calcext:value-type="float">
            <text:p>5.3</text:p>
          </table:table-cell>
          <table:table-cell table:style-name="ce6" table:formula="of:=LOG10([.F18])" office:value-type="float" office:value="1.78495588141976" calcext:value-type="float">
            <text:p>1.78</text:p>
          </table:table-cell>
          <table:table-cell table:number-columns-repeated="4"/>
        </table:table-row>
        <table:table-row table:style-name="ro1">
          <table:table-cell table:formula="of:=[.A14]*10" office:value-type="float" office:value="400000" calcext:value-type="float">
            <text:p>400000</text:p>
          </table:table-cell>
          <table:table-cell office:value-type="float" office:value="2.4" calcext:value-type="float">
            <text:p>2.4</text:p>
          </table:table-cell>
          <table:table-cell table:formula="of:=[.C18]" office:value-type="float" office:value="0.16" calcext:value-type="float">
            <text:p>0.16</text:p>
          </table:table-cell>
          <table:table-cell office:value-type="float" office:value="12.4" calcext:value-type="float">
            <text:p>12.4</text:p>
          </table:table-cell>
          <table:table-cell table:formula="of:=[.E18]" office:value-type="float" office:value="0.16" calcext:value-type="float">
            <text:p>0.16</text:p>
          </table:table-cell>
          <table:table-cell table:formula="of:=(([.B19]/70.2)/([.D19]/6.9))^-1" office:value-type="float" office:value="52.5652173913044" calcext:value-type="float">
            <text:p>52.5652173913</text:p>
          </table:table-cell>
          <table:table-cell table:style-name="ce5" table:formula="of:=LOG10([.A19])" office:value-type="float" office:value="5.60205999132796" calcext:value-type="float">
            <text:p>5.6</text:p>
          </table:table-cell>
          <table:table-cell table:style-name="ce6" table:formula="of:=LOG10([.F19])" office:value-type="float" office:value="1.72069846484318" calcext:value-type="float">
            <text:p>1.72</text:p>
          </table:table-cell>
          <table:table-cell table:number-columns-repeated="4"/>
        </table:table-row>
        <table:table-row table:style-name="ro1">
          <table:table-cell table:formula="of:=[.A15]*10" office:value-type="float" office:value="600000" calcext:value-type="float">
            <text:p>600000</text:p>
          </table:table-cell>
          <table:table-cell office:value-type="float" office:value="3.92" calcext:value-type="float">
            <text:p>3.92</text:p>
          </table:table-cell>
          <table:table-cell table:formula="of:=[.C19]"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formula="of:=[.E19]" office:value-type="float" office:value="0.16" calcext:value-type="float">
            <text:p>0.16</text:p>
          </table:table-cell>
          <table:table-cell table:formula="of:=(([.B20]/70.2)/([.D20]/6.9))^-1" office:value-type="float" office:value="33.7400177462289" calcext:value-type="float">
            <text:p>33.7400177462</text:p>
          </table:table-cell>
          <table:table-cell table:style-name="ce5" table:formula="of:=LOG10([.A20])" office:value-type="float" office:value="5.77815125038364" calcext:value-type="float">
            <text:p>5.8</text:p>
          </table:table-cell>
          <table:table-cell table:style-name="ce6" table:formula="of:=LOG10([.F20])" office:value-type="float" office:value="1.52814530667893" calcext:value-type="float">
            <text:p>1.53</text:p>
          </table:table-cell>
          <table:table-cell table:number-columns-repeated="4"/>
        </table:table-row>
        <table:table-row table:style-name="ro1">
          <table:table-cell table:formula="of:=[.A16]*10" office:value-type="float" office:value="800000" calcext:value-type="float">
            <text:p>800000</text:p>
          </table:table-cell>
          <table:table-cell office:value-type="float" office:value="4.64" calcext:value-type="float">
            <text:p>4.64</text:p>
          </table:table-cell>
          <table:table-cell table:formula="of:=[.C20]" office:value-type="float" office:value="0.16" calcext:value-type="float">
            <text:p>0.16</text:p>
          </table:table-cell>
          <table:table-cell office:value-type="float" office:value="13.7" calcext:value-type="float">
            <text:p>13.7</text:p>
          </table:table-cell>
          <table:table-cell table:formula="of:=[.E20]" office:value-type="float" office:value="0.16" calcext:value-type="float">
            <text:p>0.16</text:p>
          </table:table-cell>
          <table:table-cell table:formula="of:=(([.B21]/70.2)/([.D21]/6.9))^-1" office:value-type="float" office:value="30.0393553223388" calcext:value-type="float">
            <text:p>30.0393553223</text:p>
          </table:table-cell>
          <table:table-cell table:style-name="ce5" table:formula="of:=LOG10([.A21])" office:value-type="float" office:value="5.90308998699194" calcext:value-type="float">
            <text:p>5.9</text:p>
          </table:table-cell>
          <table:table-cell table:style-name="ce6" table:formula="of:=LOG10([.F21])" office:value-type="float" office:value="1.47769060799408" calcext:value-type="float">
            <text:p>1.48</text:p>
          </table:table-cell>
          <table:table-cell table:number-columns-repeated="4"/>
        </table:table-row>
        <table:table-row table:style-name="ro1">
          <table:table-cell table:formula="of:=[.A17]*10" office:value-type="float" office:value="1000000" calcext:value-type="float">
            <text:p>1000000</text:p>
          </table:table-cell>
          <table:table-cell office:value-type="float" office:value="7.04" calcext:value-type="float">
            <text:p>7.04</text:p>
          </table:table-cell>
          <table:table-cell table:formula="of:=[.C21]" office:value-type="float" office:value="0.16" calcext:value-type="float">
            <text:p>0.16</text:p>
          </table:table-cell>
          <table:table-cell office:value-type="float" office:value="14.1" calcext:value-type="float">
            <text:p>14.1</text:p>
          </table:table-cell>
          <table:table-cell table:formula="of:=[.E21]" office:value-type="float" office:value="0.16" calcext:value-type="float">
            <text:p>0.16</text:p>
          </table:table-cell>
          <table:table-cell table:formula="of:=(([.B22]/70.2)/([.D22]/6.9))^-1" office:value-type="float" office:value="20.3767292490119" calcext:value-type="float">
            <text:p>20.376729249</text:p>
          </table:table-cell>
          <table:table-cell table:style-name="ce5" table:formula="of:=LOG10([.A22])" office:value-type="float" office:value="6" calcext:value-type="float">
            <text:p>6.0</text:p>
          </table:table-cell>
          <table:table-cell table:style-name="ce6" table:formula="of:=LOG10([.F22])" office:value-type="float" office:value="1.30913447490582" calcext:value-type="float">
            <text:p>1.31</text:p>
          </table:table-cell>
          <table:table-cell table:number-columns-repeated="4"/>
        </table:table-row>
        <table:table-row table:style-name="ro1" table:number-rows-repeated="104855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/00/0000</text:date>, <text:time style:data-style-name="N2" text:time-value="17:17:37.507566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09:56:12.933000000</meta:creation-date>
    <meta:generator>LibreOffice/4.3.5.2.0$Linux_X86_64 LibreOffice_project/430m0$Build-2</meta:generator>
    <meta:editing-duration>PT8H13M35S</meta:editing-duration>
    <meta:editing-cycles>10</meta:editing-cycles>
    <dc:date>2014-12-26T17:58:51.365089470</dc:date>
    <dc:creator>Samuel Balula</dc:creator>
    <meta:document-statistic meta:table-count="5" meta:cell-count="6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4.201cm" style:legend-expansion="high" chart:style-name="ch2"/>
        <chart:plot-area chart:style-name="ch3" table:cell-range-address="B_Caract.A2:B_Caract.B18" svg:x="0.32cm" svg:y="0.18cm" svg:width="12.376cm" svg:height="8.64cm">
          <chartooo:coordinate-region svg:x="0.783cm" svg:y="0.379cm" svg:width="11.5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_Caract.B2:B_Caract.B18" chart:class="chart:scatter">
            <chart:domain table:cell-range-address="B_Caract.A2:B_Caract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">
                <text:p>0.0033</text:p>
                <draw:g>
                  <svg:desc>B_Caract.A2:B_Caract.A18</svg:desc>
                </draw:g>
              </table:table-cell>
              <table:table-cell office:value-type="float" office:value="0.3028">
                <text:p>0.3028</text:p>
                <draw:g>
                  <svg:desc>B_Caract.B2:B_Caract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9">
                <text:p>0.0109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4">
                <text:p>0.0144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5">
                <text:p>0.0185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4">
                <text:p>0.0234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">
                <text:p>0.0276</text:p>
              </table:table-cell>
              <table:table-cell office:value-type="float" office:value="2.318">
                <text:p>2.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">
                <text:p>0.0323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6">
                <text:p>0.0366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1">
                <text:p>0.041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6">
                <text:p>0.0456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1">
                <text:p>0.049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1">
                <text:p>0.0531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1">
                <text:p>0.0581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6">
                <text:p>0.06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88">
                <text:p>0.0788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35">
                <text:p>0.0835</text:p>
              </table:table-cell>
              <table:table-cell office:value-type="float" office:value="5.32">
                <text:p>5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78cm" svg:y="4.201cm" style:legend-expansion="high" chart:style-name="ch2"/>
        <chart:plot-area chart:style-name="ch3" table:cell-range-address="E_freq.G2:E_freq.H22" svg:x="0.32cm" svg:y="0.18cm" svg:width="12.938cm" svg:height="8.64cm">
          <chartooo:coordinate-region svg:x="1.312cm" svg:y="0.379cm" svg:width="11.6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_freq.H2:E_freq.H22" chart:class="chart:scatter">
            <chart:domain table:cell-range-address="E_freq.G2:E_freq.G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_freq.G2:E_freq.G22</svg:desc>
                </draw:g>
              </table:table-cell>
              <table:table-cell office:value-type="float" office:value="1.9536126406097">
                <text:p>1.9536126406097</text:p>
                <draw:g>
                  <svg:desc>E_freq.H2:E_freq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1.96173053083187">
                <text:p>1.96173053083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2.03967270476395">
                <text:p>2.03967270476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2.08212163968945">
                <text:p>2.08212163968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2.05864054383993">
                <text:p>2.05864054383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18718340471706">
                <text:p>2.18718340471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2.2947297325709">
                <text:p>2.2947297325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3698897046856">
                <text:p>2.3698897046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2.36650996403422">
                <text:p>2.36650996403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2.4401901363238">
                <text:p>2.4401901363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.61628139537948">
                <text:p>2.61628139537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0102999566398">
                <text:p>4.30102999566398</text:p>
              </table:table-cell>
              <table:table-cell office:value-type="float" office:value="2.61292775337189">
                <text:p>2.61292775337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0205999132796">
                <text:p>4.60205999132796</text:p>
              </table:table-cell>
              <table:table-cell office:value-type="float" office:value="2.61628139537948">
                <text:p>2.61628139537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7815125038364">
                <text:p>4.77815125038364</text:p>
              </table:table-cell>
              <table:table-cell office:value-type="float" office:value="2.43345675366483">
                <text:p>2.43345675366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0308998699194">
                <text:p>4.90308998699194</text:p>
              </table:table-cell>
              <table:table-cell office:value-type="float" office:value="2.36650996403422">
                <text:p>2.36650996403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.30851801705653">
                <text:p>2.30851801705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0102999566398">
                <text:p>5.30102999566398</text:p>
              </table:table-cell>
              <table:table-cell office:value-type="float" office:value="1.78495588141976">
                <text:p>1.78495588141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0205999132796">
                <text:p>5.60205999132796</text:p>
              </table:table-cell>
              <table:table-cell office:value-type="float" office:value="1.72069846484318">
                <text:p>1.72069846484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815125038364">
                <text:p>5.77815125038364</text:p>
              </table:table-cell>
              <table:table-cell office:value-type="float" office:value="1.52814530667893">
                <text:p>1.528145306678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0308998699194">
                <text:p>5.90308998699194</text:p>
              </table:table-cell>
              <table:table-cell office:value-type="float" office:value="1.47769060799408">
                <text:p>1.47769060799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.30913447490582">
                <text:p>1.30913447490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